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left" draw:textarea-vertical-align="bottom" draw:auto-grow-height="false" fo:padding-top="0.1cm" fo:padding-bottom="0.1cm" fo:padding-left="0.1cm" fo:padding-right="0.1cm"/>
    </style:style>
    <style:style style:name="gr2" style:family="graphic" style:parent-style-name="standard">
      <style:graphic-properties draw:stroke="none" draw:fill="solid" draw:fill-color="#4b1f6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950e" draw:textarea-horizontal-align="justify" draw:textarea-vertical-align="middle" draw:auto-grow-height="false" draw:shadow="hidden" draw:shadow-color="#ff950e" draw:shadow-opacity="40%"/>
    </style:style>
    <style:style style:name="gr4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fill="solid" draw:fill-color="#ffff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draw:stroke="solid" draw:stroke-dash="Fine_20_Dashed_20__28_var_29_"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8" style:family="graphic" style:parent-style-name="objectwithoutfill">
      <style:graphic-properties draw:stroke-dash="Fine_20_Dashed_20__28_var_29_"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9" style:family="graphic" style:parent-style-name="objectwithoutfill">
      <style:graphic-properties draw:stroke="dash" draw:stroke-dash="Fine_20_Dashed_20__28_var_29_"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10" style:family="graphic" style:parent-style-name="objectwithoutfill">
      <style:graphic-properties svg:stroke-width="0.04cm" draw:marker-start-width="0.26cm" draw:marker-end="Arrow" draw:marker-end-width="0.36cm" draw:fill="none" fo:padding-top="0.145cm" fo:padding-bottom="0.15cm" fo:padding-left="0.27cm" fo:padding-right="0.27cm"/>
    </style:style>
    <style:style style:name="gr11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P1" style:family="paragraph">
      <style:paragraph-properties fo:text-align="start"/>
      <style:text-properties fo:font-size="11pt" style:font-size-asian="11pt" style:font-size-complex="11pt"/>
    </style:style>
    <style:style style:name="P2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3" style:family="tex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cm" svg:height="6cm" svg:x="8cm" svg:y="5cm">
          <draw:glue-point draw:id="4" svg:x="-5cm" svg:y="-1.666cm"/>
          <draw:glue-point draw:id="5" svg:x="-5cm" svg:y="1.666cm"/>
          <draw:glue-point draw:id="6" svg:x="5cm" svg:y="-1.666cm"/>
          <draw:glue-point draw:id="7" svg:x="5cm" svg:y="1.666cm"/>
          <text:p text:style-name="P1"><text:span text:style-name="T1">Delegator</text:span></text:p>
          <draw:enhanced-geometry svg:viewBox="0 0 21600 21600" draw:path-stretchpoint-x="10800" draw:path-stretchpoint-y="10800" draw:text-areas="?f3 ?f4 ?f5 ?f6" draw:type="round-rectangle" draw:modifiers="1705.547226386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4" draw:id="id4" draw:layer="layout" svg:width="6cm" svg:height="6cm" svg:x="11cm" svg:y="5cm">
          <draw:glue-point draw:id="4" svg:x="-5cm" svg:y="-1.666cm"/>
          <draw:glue-point draw:id="5" svg:x="-5cm" svg:y="1.666cm"/>
          <draw:glue-point draw:id="6" svg:x="5cm" svg:y="-1.666cm"/>
          <draw:glue-point draw:id="7" svg:x="5cm" svg:y="1.666cm"/>
          <text:p text:style-name="P3"><text:span text:style-name="T1">Interceptor Chain</text:span></text:p>
          <draw:enhanced-geometry svg:viewBox="0 0 21600 21600" draw:path-stretchpoint-x="10800" draw:path-stretchpoint-y="10800" draw:text-areas="?f3 ?f4 ?f5 ?f6" draw:type="round-rectangle" draw:modifiers="521.9130144975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" draw:id="id2" draw:layer="layout" svg:width="2cm" svg:height="4cm" svg:x="5cm" svg:y="6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3"><text:span text:style-name="T2">Proxy</text:span></text:p>
          <text:p text:style-name="P3"><text:span text:style-name="T2">Ob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69.40874035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6" draw:id="id6" draw:layer="layout" svg:width="4cm" svg:height="1cm" draw:transform="rotate (1.5707963267949) translate (11.5cm 10cm)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3"><text:span text:style-name="T2">Intercep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5" draw:id="id5" draw:layer="layout" svg:width="2cm" svg:height="4cm" svg:x="18cm" svg:y="6cm">
          <draw:glue-point draw:id="4" svg:x="-5cm" svg:y="-2.5cm"/>
          <draw:glue-point draw:id="5" svg:x="-5cm" svg:y="2.5cm"/>
          <text:p text:style-name="P3"><text:span text:style-name="T3">Target</text:span></text:p>
          <text:p text:style-name="P3"><text:span text:style-name="T3">Object</text:span></text:p>
          <draw:enhanced-geometry svg:viewBox="0 0 21600 21600" draw:path-stretchpoint-x="10800" draw:path-stretchpoint-y="10800" draw:text-areas="?f3 ?f4 ?f5 ?f6" draw:type="round-rectangle" draw:modifiers="1887.9177377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" draw:id="id1" draw:layer="layout" svg:width="2cm" svg:height="4cm" svg:x="2cm" svg:y="6cm">
          <draw:glue-point draw:id="4" svg:x="5cm" svg:y="-2.5cm"/>
          <draw:glue-point draw:id="5" svg:x="5cm" svg:y="2.5cm" draw:escape-direction="left"/>
          <text:p text:style-name="P3"><text:span text:style-name="T3">Client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" svg:x1="4cm" svg:y1="7cm" svg:x2="5cm" svg:y2="7cm" draw:start-shape="id1" draw:start-glue-point="4" draw:end-shape="id2" draw:end-glue-point="4" svg:d="m4000 7000h1000">
          <text:p/>
        </draw:connector>
        <draw:connector draw:style-name="gr6" draw:text-style-name="P7" draw:layer="layout" draw:type="line" svg:x1="7cm" svg:y1="7cm" svg:x2="8cm" svg:y2="7.001cm" draw:start-shape="id2" draw:start-glue-point="6" draw:end-shape="id3" draw:end-glue-point="4" svg:d="m7000 7000 1000 1">
          <text:p/>
        </draw:connector>
        <draw:custom-shape draw:style-name="gr3" draw:text-style-name="P5" xml:id="id8" draw:id="id8" draw:layer="layout" svg:width="4cm" svg:height="1cm" draw:transform="rotate (1.5707963267949) translate (15.5cm 10cm)">
          <draw:glue-point draw:id="4" svg:x="5cm" svg:y="-2.5cm"/>
          <draw:glue-point draw:id="5" svg:x="5cm" svg:y="2.5cm"/>
          <draw:glue-point draw:id="6" svg:x="-5cm" svg:y="-2.5cm"/>
          <draw:glue-point draw:id="7" svg:x="-5cm" svg:y="2.5cm"/>
          <text:p text:style-name="P3"><text:span text:style-name="T2">Intercep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" svg:x1="5cm" svg:y1="9cm" svg:x2="4cm" svg:y2="9cm" draw:start-shape="id2" draw:start-glue-point="5" draw:end-shape="id1" draw:end-glue-point="5" svg:d="m5000 9000h-1000">
          <text:p/>
        </draw:connector>
        <draw:connector draw:style-name="gr6" draw:text-style-name="P7" draw:layer="layout" draw:type="line" svg:x1="8cm" svg:y1="8.999cm" svg:x2="7cm" svg:y2="9cm" draw:start-shape="id3" draw:start-glue-point="5" draw:end-shape="id2" draw:end-glue-point="7" svg:d="m8000 8999-1000 1">
          <text:p/>
        </draw:connector>
        <draw:connector draw:style-name="gr7" draw:text-style-name="P7" draw:layer="layout" draw:type="line" svg:x1="17cm" svg:y1="7.001cm" svg:x2="18cm" svg:y2="7cm" draw:start-shape="id4" draw:start-glue-point="6" draw:end-shape="id5" draw:end-glue-point="4" svg:d="m17000 7001 1000-1">
          <text:p/>
        </draw:connector>
        <draw:connector draw:style-name="gr6" draw:text-style-name="P7" draw:layer="layout" draw:type="line" svg:x1="18cm" svg:y1="9cm" svg:x2="17cm" svg:y2="8.999cm" draw:start-shape="id5" draw:start-glue-point="5" draw:end-shape="id4" draw:end-glue-point="7" svg:d="m18000 9000-1000-1">
          <text:p/>
        </draw:connector>
        <draw:connector draw:style-name="gr7" draw:text-style-name="P7" draw:layer="layout" draw:type="line" svg:x1="12.5cm" svg:y1="7cm" svg:x2="13.5cm" svg:y2="7cm" draw:start-shape="id6" draw:start-glue-point="6" draw:end-shape="id7" draw:end-glue-point="6" svg:d="m12500 7000h1000">
          <text:p/>
        </draw:connector>
        <draw:connector draw:style-name="gr8" draw:text-style-name="P7" draw:layer="layout" draw:type="line" svg:x1="13.5cm" svg:y1="9cm" svg:x2="12.5cm" svg:y2="9cm" draw:start-shape="id7" draw:start-glue-point="7" draw:end-shape="id6" draw:end-glue-point="7" svg:d="m13500 9000h-1000">
          <text:p/>
        </draw:connector>
        <draw:line draw:style-name="gr9" draw:text-style-name="P8" draw:layer="layout" svg:x1="12cm" svg:y1="5.7cm" svg:x2="16cm" svg:y2="5.7cm">
          <text:p text:style-name="P7"><text:span text:style-name="T1">Proceed</text:span></text:p>
          <text:p text:style-name="P7"><text:span text:style-name="T4"/></text:p>
        </draw:line>
        <draw:custom-shape draw:style-name="gr3" draw:text-style-name="P5" xml:id="id7" draw:id="id7" draw:layer="layout" svg:width="4cm" svg:height="1cm" draw:transform="rotate (1.5707963267949) translate (13.5cm 10cm)">
          <draw:glue-point draw:id="4" svg:x="5cm" svg:y="-2.5cm"/>
          <draw:glue-point draw:id="5" svg:x="5cm" svg:y="2.5cm"/>
          <draw:glue-point draw:id="6" svg:x="-5cm" svg:y="-2.5cm"/>
          <draw:glue-point draw:id="7" svg:x="-5cm" svg:y="2.5cm"/>
          <text:p text:style-name="P3"><text:span text:style-name="T2">Intercep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14.5cm" svg:y1="7cm" svg:x2="15.5cm" svg:y2="7cm" draw:start-shape="id7" draw:start-glue-point="4" draw:end-shape="id8" draw:end-glue-point="6" svg:d="m14500 7000h1000">
          <text:p/>
        </draw:connector>
        <draw:connector draw:style-name="gr10" draw:text-style-name="P7" draw:layer="layout" draw:type="line" svg:x1="15.5cm" svg:y1="9cm" svg:x2="14.5cm" svg:y2="9cm" draw:start-shape="id8" draw:start-glue-point="7" draw:end-shape="id7" draw:end-glue-point="5" svg:d="m15500 9000h-1000">
          <text:p/>
        </draw:connector>
        <draw:custom-shape draw:style-name="gr11" draw:text-style-name="P5" draw:layer="layout" svg:width="4cm" svg:height="1cm" draw:transform="rotate (1.5707963267949) translate (8.5cm 10cm)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3"><text:span text:style-name="T2">Invocation Tar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10cm" svg:y1="7.001cm" svg:x2="11cm" svg:y2="7.001cm" draw:start-shape="id3" draw:start-glue-point="6" draw:end-shape="id4" draw:end-glue-point="4" svg:d="m10000 7001h1000">
          <text:p/>
        </draw:connector>
        <draw:connector draw:style-name="gr10" draw:text-style-name="P7" draw:layer="layout" draw:type="line" svg:x1="11cm" svg:y1="8.999cm" svg:x2="10cm" svg:y2="8.999cm" draw:start-shape="id4" draw:start-glue-point="5" draw:end-shape="id3" draw:end-glue-point="7" svg:d="m11000 8999h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 draw:textarea-vertical-align="bottom" fo:padding-bottom="0.1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2T16:34:20</meta:creation-date>
    <dc:date>2012-10-19T08:58:18</dc:date>
    <meta:editing-duration>PT31M41S</meta:editing-duration>
    <meta:editing-cycles>32</meta:editing-cycles>
    <meta:generator>LibreOffice/3.6$Linux_X86_64 LibreOffice_project/360m1$Build-2</meta:generator>
    <meta:document-statistic meta:object-count="22"/>
  </office:meta>
</office:document-meta>
</file>